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2.3339in"/>
    </style:style>
    <style:style style:name="co5" style:family="table-column">
      <style:table-column-properties fo:break-before="auto" style:column-width="0.378in"/>
    </style:style>
    <style:style style:name="co6" style:family="table-column">
      <style:table-column-properties fo:break-before="auto" style:column-width="0.3236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System</text:p>
          </table:table-cell>
          <table:table-cell table:style-name="ce1" office:value-type="string">
            <text:p>From-dir (CCB, /projects/pomes/grace)</text:p>
          </table:table-cell>
          <table:table-cell table:style-name="ce1" office:value-type="string">
            <text:p>To-dir (abel, /home/grace/work)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backed up to</text:p>
          </table:table-cell>
          <table:table-cell table:style-name="ce1" office:value-type="string">
            <text:p>analyzed</text:p>
          </table:table-cell>
        </table:table-row>
        <table:table-row table:style-name="ro1">
          <table:table-cell office:value-type="date" office:date-value="2007-08-28">
            <text:p>08/28/07</text:p>
          </table:table-cell>
          <table:table-cell table:style-name="ce3" office:value-type="string">
            <text:p>cyto_p450</text:p>
          </table:table-cell>
          <table:table-cell table:style-name="ce3" office:value-type="string">
            <text:p>cyto_p450/runs/</text:p>
          </table:table-cell>
          <table:table-cell table:style-name="ce3" office:value-type="string">
            <text:p>cyto_p450/traj/xtc/</text:p>
          </table:table-cell>
          <table:table-cell table:style-name="ce6"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3"/>
          <table:table-cell/>
          <table:table-cell office:value-type="string">
            <text:p>p450_2/ to p450_12/</text:p>
          </table:table-cell>
          <table:table-cell/>
          <table:table-cell table:style-name="ce5"/>
          <table:table-cell table:number-columns-repeated="3"/>
        </table:table-row>
        <table:table-row table:style-name="ro1">
          <table:table-cell office:value-type="date" office:date-value="2007-09-04">
            <text:p>09/04/07</text:p>
          </table:table-cell>
          <table:table-cell office:value-type="string">
            <text:p>g4epi,g4myo, g4scy</text:p>
          </table:table-cell>
          <table:table-cell table:style-name="Default" office:value-type="string">
            <text:p>inositol/dipeptides/gly_dipep/</text:p>
          </table:table-cell>
          <table:table-cell office:value-type="string">
            <text:p>inositol/dipeptides/gly/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epi/, myo/, scyllo/</text:p>
          </table:table-cell>
          <table:table-cell table:style-name="ce5" office:value-type="string">
            <text:p>epi/xtc, myo/xtc, scyllo/xtc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date" office:date-value="2007-09-05">
            <text:p>09/05/07</text:p>
          </table:table-cell>
          <table:table-cell office:value-type="string">
            <text:p>cyto_p450</text:p>
          </table:table-cell>
          <table:table-cell table:style-name="Default" office:value-type="string">
            <text:p>cyto_p450/runs/</text:p>
          </table:table-cell>
          <table:table-cell table:style-name="ce3" office:value-type="string">
            <text:p>cyto_p450/traj/xtc/</text:p>
          </table:table-cell>
          <table:table-cell table:style-name="ce5"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style-name="ce3"/>
          <table:table-cell/>
          <table:table-cell office:value-type="string">
            <text:p>p450_13/ to p450_44/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date" office:date-value="2007-09-05">
            <text:p>09/05/07</text:p>
          </table:table-cell>
          <table:table-cell office:value-type="string">
            <text:p>g4wat</text:p>
          </table:table-cell>
          <table:table-cell table:style-name="Default" office:value-type="string">
            <text:p>inositol/dipeptides/gly_dipep/</text:p>
          </table:table-cell>
          <table:table-cell office:value-type="string">
            <text:p>inositol/dipeptides/gly/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>
            <text:p>water/</text:p>
          </table:table-cell>
          <table:table-cell table:style-name="ce5" office:value-type="string">
            <text:p>water/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4" office:value-type="date" office:date-value="2007-09-10">
            <text:p>09/10/07</text:p>
          </table:table-cell>
          <table:table-cell office:value-type="string">
            <text:p>a4chi</text:p>
          </table:table-cell>
          <table:table-cell table:style-name="Default" office:value-type="string">
            <text:p>inositol/dipeptides/ala_dipep/</text:p>
          </table:table-cell>
          <table:table-cell office:value-type="string">
            <text:p>inositol/dipeptides/ala/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/>
          <table:table-cell office:value-type="string">
            <text:p>chiro/</text:p>
          </table:table-cell>
          <table:table-cell table:style-name="ce5" office:value-type="string">
            <text:p>chiro/xtc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0">09/10/2007</text:date>, <text:time>12:1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9-05T11:57:05</meta:creation-date>
    <dc:date>2007-09-10T12:18:24</dc:date>
    <dc:language>en-US</dc:language>
    <meta:editing-cycles>18</meta:editing-cycles>
    <meta:editing-duration>PT9H12M14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